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2.9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Nr 1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ld U(ue)</text:p>
          </table:table-cell>
          <table:table-cell office:value-type="string">
            <text:p>0,44V</text:p>
          </table:table-cell>
          <table:table-cell office:value-type="string">
            <text:p>4,4cm bei 0,1V</text:p>
          </table:table-cell>
          <table:table-cell table:number-columns-repeated="2"/>
          <table:table-cell office:value-type="string">
            <text:p>t in 50mys</text:p>
          </table:table-cell>
          <table:table-cell office:value-type="string">
            <text:p>U(Feld) (2V) in <text:s/>cm</text:p>
          </table:table-cell>
          <table:table-cell office:value-type="string">
            <text:p>U(ind) (2V) in c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d U(ue)</text:p>
          </table:table-cell>
          <table:table-cell office:value-type="string">
            <text:p>0V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Fehler 3% oszilloskop</text:p>
          </table:table-cell>
        </table:table-row>
        <table:table-row table:style-name="ro2">
          <table:table-cell/>
          <table:table-cell office:value-type="string">
            <text:p>U(g)</text:p>
          </table:table-cell>
          <table:table-cell office:value-type="string">
            <text:p>4v</text:p>
          </table:table-cell>
          <table:table-cell office:value-type="string">
            <text:p>(2+- 0,1)cm bei 2V</text:p>
          </table:table-cell>
          <table:table-cell office:value-type="string">
            <text:p>ohne Spule</text:p>
          </table:table-cell>
          <table:table-cell/>
          <table:table-cell office:value-type="float" office:value="1">
            <text:p>1</text:p>
          </table:table-cell>
          <table:table-cell office:value-type="float" office:value="2.75">
            <text:p>2,7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R`Freq: 102,7 Hz=f</text:p>
          </table:table-cell>
        </table:table-row>
        <table:table-row table:style-name="ro2">
          <table:table-cell/>
          <table:table-cell office:value-type="string">
            <text:p>U(0)</text:p>
          </table:table-cell>
          <table:table-cell office:value-type="string">
            <text:p>7,6V</text:p>
          </table:table-cell>
          <table:table-cell office:value-type="string">
            <text:p>(3,8+-0,2)cm bei 2V</text:p>
          </table:table-cell>
          <table:table-cell office:value-type="string">
            <text:p>mit Spule</text:p>
          </table:table-cell>
          <table:table-cell/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  <table:table-cell office:value-type="float" office:value="1.9">
            <text:p>1,9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3">
            <text:p>3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=1000</text:p>
          </table:table-cell>
          <table:table-cell office:value-type="string">
            <text:p>N=5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  <table:table-cell office:value-type="float" office:value="1.05">
            <text:p>1,0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pule:</text:p>
          </table:table-cell>
          <table:table-cell office:value-type="string">
            <text:p>A=19,73cm²</text:p>
          </table:table-cell>
          <table:table-cell office:value-type="string">
            <text:p>A=15,95cm²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>
            <text:p>l=(190,0+-1)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85">
            <text:p>0,85</text:p>
          </table:table-cell>
          <table:table-cell office:value-type="float" office:value="0.7">
            <text:p>0,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=(0,025+-0,002)m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.65">
            <text:p>0,65</text:p>
          </table:table-cell>
          <table:table-cell office:value-type="float" office:value="0.45">
            <text:p>0,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=7,1 Ohm</text:p>
          </table:table-cell>
          <table:table-cell office:value-type="string">
            <text:p>R=3,1 Ohm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=10,98mH</text:p>
          </table:table-cell>
          <table:table-cell office:value-type="string">
            <text:p>L=2,268 m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0.1">
            <text:p>0,1</text:p>
          </table:table-cell>
          <table:table-cell table:number-columns-repeated="2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Nr. 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(Feld) in Hz</text:p>
          </table:table-cell>
          <table:table-cell office:value-type="string">
            <text:p>U(ind) in V</text:p>
          </table:table-cell>
          <table:table-cell office:value-type="string">
            <text:p>I (Feld) in mA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1">
            <text:p>10,1</text:p>
          </table:table-cell>
          <table:table-cell office:value-type="float" office:value="0.05">
            <text:p>0,05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.1">
            <text:p>20,1</text:p>
          </table:table-cell>
          <table:table-cell office:value-type="float" office:value="0.044">
            <text:p>0,04</text:p>
          </table:table-cell>
          <table:table-cell office:value-type="float" office:value="4.6">
            <text:p>4,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.4">
            <text:p>30,4</text:p>
          </table:table-cell>
          <table:table-cell office:value-type="float" office:value="0.075">
            <text:p>0,08</text:p>
          </table:table-cell>
          <table:table-cell office:value-type="float" office:value="8.1">
            <text:p>8,1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.05">
            <text:p>40,05</text:p>
          </table:table-cell>
          <table:table-cell office:value-type="float" office:value="0.099">
            <text:p>0,1</text:p>
          </table:table-cell>
          <table:table-cell office:value-type="float" office:value="8.75">
            <text:p>8,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50.3">
            <text:p>50,3</text:p>
          </table:table-cell>
          <table:table-cell office:value-type="float" office:value="0.125">
            <text:p>0,13</text:p>
          </table:table-cell>
          <table:table-cell office:value-type="float" office:value="8.75">
            <text:p>8,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.1">
            <text:p>61,1</text:p>
          </table:table-cell>
          <table:table-cell office:value-type="float" office:value="0.151">
            <text:p>0,15</text:p>
          </table:table-cell>
          <table:table-cell office:value-type="float" office:value="8.76">
            <text:p>8,7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.4">
            <text:p>70,4</text:p>
          </table:table-cell>
          <table:table-cell office:value-type="float" office:value="0.174">
            <text:p>0,17</text:p>
          </table:table-cell>
          <table:table-cell office:value-type="float" office:value="8.76">
            <text:p>8,7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0.7">
            <text:p>80,7</text:p>
          </table:table-cell>
          <table:table-cell office:value-type="float" office:value="0.199">
            <text:p>0,2</text:p>
          </table:table-cell>
          <table:table-cell office:value-type="float" office:value="8.76">
            <text:p>8,7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.2">
            <text:p>90,2</text:p>
          </table:table-cell>
          <table:table-cell office:value-type="float" office:value="0.233">
            <text:p>0,23</text:p>
          </table:table-cell>
          <table:table-cell office:value-type="float" office:value="8.77">
            <text:p>8,77</text:p>
          </table:table-cell>
          <table:table-cell table:number-columns-repeated="7"/>
        </table:table-row>
        <table:table-row table:style-name="ro2">
          <table:table-cell/>
          <table:table-cell office:value-type="float" office:value="99.5">
            <text:p>99,5</text:p>
          </table:table-cell>
          <table:table-cell office:value-type="float" office:value="0.245">
            <text:p>0,25</text:p>
          </table:table-cell>
          <table:table-cell office:value-type="float" office:value="8.78">
            <text:p>8,7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0.3">
            <text:p>130,3</text:p>
          </table:table-cell>
          <table:table-cell office:value-type="float" office:value="0.3">
            <text:p>0,3</text:p>
          </table:table-cell>
          <table:table-cell office:value-type="float" office:value="8.8">
            <text:p>8,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0.5">
            <text:p>160,5</text:p>
          </table:table-cell>
          <table:table-cell office:value-type="float" office:value="0.369">
            <text:p>0,37</text:p>
          </table:table-cell>
          <table:table-cell office:value-type="float" office:value="8.7">
            <text:p>8,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0.7">
            <text:p>200,7</text:p>
          </table:table-cell>
          <table:table-cell office:value-type="float" office:value="0.457">
            <text:p>0,46</text:p>
          </table:table-cell>
          <table:table-cell office:value-type="float" office:value="8.12">
            <text:p>8,1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Nr. 3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=300</text:p>
          </table:table-cell>
          <table:table-cell office:value-type="string">
            <text:p>d=23,0+-0,5mm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=7,0+-0,2mm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>
            <text:p>alpha in °</text:p>
          </table:table-cell>
          <table:table-cell office:value-type="string">
            <text:p>(Feld) in mA</text:p>
          </table:table-cell>
          <table:table-cell office:value-type="string">
            <text:p>U(Ind) in mV</text:p>
          </table:table-cell>
          <table:table-cell table:number-columns-repeated="7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127.5">
            <text:p>127,5</text:p>
          </table:table-cell>
          <table:table-cell office:value-type="float" office:value="53.5">
            <text:p>53,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127.7">
            <text:p>127,7</text:p>
          </table:table-cell>
          <table:table-cell office:value-type="float" office:value="52.7">
            <text:p>52,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127.8">
            <text:p>127,8</text:p>
          </table:table-cell>
          <table:table-cell office:value-type="float" office:value="50.5">
            <text:p>50,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27.9">
            <text:p>127,9</text:p>
          </table:table-cell>
          <table:table-cell office:value-type="float" office:value="46.9">
            <text:p>46,9</text:p>
          </table:table-cell>
          <table:table-cell table:number-columns-repeated="7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27.9">
            <text:p>127,9</text:p>
          </table:table-cell>
          <table:table-cell office:value-type="float" office:value="41.8">
            <text:p>41,8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27.9">
            <text:p>127,9</text:p>
          </table:table-cell>
          <table:table-cell office:value-type="float" office:value="35.8">
            <text:p>35,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27.9">
            <text:p>127,9</text:p>
          </table:table-cell>
          <table:table-cell office:value-type="float" office:value="25.8">
            <text:p>25,8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27.9">
            <text:p>127,9</text:p>
          </table:table-cell>
          <table:table-cell office:value-type="float" office:value="17.2">
            <text:p>17,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27.9">
            <text:p>127,9</text:p>
          </table:table-cell>
          <table:table-cell office:value-type="float" office:value="9.3">
            <text:p>9,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7.9">
            <text:p>127,9</text:p>
          </table:table-cell>
          <table:table-cell office:value-type="float" office:value="0.6">
            <text:p>0,6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.04.2013</text:date>, <text:time>09:04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8T13:18:52.34</meta:creation-date>
    <dc:date>2013-04-22T09:04:07.49</dc:date>
    <meta:editing-duration>PT01H21M20S</meta:editing-duration>
    <meta:editing-cycles>2</meta:editing-cycles>
    <meta:generator>OpenOffice.org/3.2$Win32 OpenOffice.org_project/320m18$Build-9502</meta:generator>
    <meta:document-statistic meta:table-count="3" meta:cell-count="144" meta:object-count="0"/>
  </office:meta>
</office:document-meta>
</file>